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ucida Sans1" svg:font-family="'Lucida Sans'" style:font-family-generic="swiss"/>
    <style:font-face style:name="Calibri1" svg:font-family="Calibri" style:font-adornments="Bold" style:font-pitch="variable"/>
    <style:font-face style:name="Gentium Plus" svg:font-family="'Gentium Plus'" style:font-adornments="Regular" style:font-pitch="variable"/>
    <style:font-face style:name="Calibri2" svg:font-family="Calibr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3cm" table:align="left"/>
    </style:style>
    <style:style style:name="Table1.A" style:family="table-column">
      <style:table-column-properties style:column-width="5.216cm"/>
    </style:style>
    <style:style style:name="Table1.B" style:family="table-column">
      <style:table-column-properties style:column-width="5.914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2.307cm"/>
    </style:style>
    <style:style style:name="Table2.B" style:family="table-column">
      <style:table-column-properties style:column-width="14.693cm"/>
    </style:style>
    <style:style style:name="Table2.A1" style:family="table-cell">
      <style:table-cell-properties style:vertical-align="middle" fo:padding="0cm" fo:border="none"/>
    </style:style>
    <style:style style:name="P1" style:family="paragraph" style:parent-style-name="DQ-San-Doc-Stamp">
      <style:paragraph-properties fo:text-align="end" style:justify-single-word="false"/>
    </style:style>
    <style:style style:name="P2" style:family="paragraph" style:parent-style-name="DQ-San-Body-Text">
      <style:text-properties officeooo:rsid="002fff77" officeooo:paragraph-rsid="002fff77"/>
    </style:style>
    <style:style style:name="P3" style:family="paragraph" style:parent-style-name="DQ-San-Body-Text" style:list-style-name="L1"/>
    <style:style style:name="P4" style:family="paragraph" style:parent-style-name="DQ-San-Body-Text" style:list-style-name="L2"/>
    <style:style style:name="P5" style:family="paragraph" style:parent-style-name="DQ-San-Body-Text" style:list-style-name="L3"/>
    <style:style style:name="P6" style:family="paragraph" style:parent-style-name="DQ-San-Body-Text" style:list-style-name="L4"/>
    <style:style style:name="P7" style:family="paragraph" style:parent-style-name="DQ-San-Body-Text" style:list-style-name="L5"/>
    <style:style style:name="P8" style:family="paragraph" style:parent-style-name="DQ-San-Body-Text" style:list-style-name="L6"/>
    <style:style style:name="P9" style:family="paragraph" style:parent-style-name="DQ-San-Body-Text" style:list-style-name="L7"/>
    <style:style style:name="P10" style:family="paragraph" style:parent-style-name="DQ-San-Body-Text" style:list-style-name="L8"/>
    <style:style style:name="P11" style:family="paragraph" style:parent-style-name="DQ-San-Body-Text">
      <style:text-properties officeooo:rsid="003316f5" officeooo:paragraph-rsid="003316f5"/>
    </style:style>
    <style:style style:name="P12" style:family="paragraph" style:parent-style-name="DQ-San-Body-Text" style:list-style-name="L9">
      <style:text-properties officeooo:rsid="003316f5" officeooo:paragraph-rsid="003316f5"/>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Q-San-Heading-1">Anie Febriastati</text:p>
      <text:p text:style-name="P2"/>
      <text:p text:style-name="DQ-San-Heading-2">2019.03.12.1000h-Anie.Febriastati-Annual-Appraisal-Review </text:p>
      <text:p text:style-name="DQ-San-Body-Text">Tue 12 Mar 2019, 1000h </text:p>
      <text:p text:style-name="DQ-San-Body-Text">Annual Appraisal Review, Anie Febriastati </text:p>
      <text:p text:style-name="DQ-San-Body-Text"/>
      <table:table table:name="Table1" table:style-name="Table1">
        <table:table-column table:style-name="Table1.A"/>
        <table:table-column table:style-name="Table1.B"/>
        <table:table-row>
          <table:table-cell table:style-name="Table1.A1" office:value-type="string">
            <text:p text:style-name="DQ-San-Body-Text">E&amp;P Staff Perf Mgt </text:p>
          </table:table-cell>
          <table:table-cell table:style-name="Table1.A1" office:value-type="string">
            <text:p text:style-name="DQ-San-Body-Text">2019 Performance Plan </text:p>
          </table:table-cell>
        </table:table-row>
        <table:table-row>
          <table:table-cell table:style-name="Table1.A1" office:value-type="string">
            <text:p text:style-name="DQ-San-Body-Text">Status </text:p>
          </table:table-cell>
          <table:table-cell table:style-name="Table1.A1" office:value-type="string">
            <text:p text:style-name="DQ-San-Body-Text">Draft </text:p>
          </table:table-cell>
        </table:table-row>
        <table:table-row>
          <table:table-cell table:style-name="Table1.A1" office:value-type="string">
            <text:p text:style-name="DQ-San-Body-Text">Staff </text:p>
          </table:table-cell>
          <table:table-cell table:style-name="Table1.A1" office:value-type="string">
            <text:p text:style-name="DQ-San-Body-Text">Anie Febriastati </text:p>
          </table:table-cell>
        </table:table-row>
        <table:table-row>
          <table:table-cell table:style-name="Table1.A1" office:value-type="string">
            <text:p text:style-name="DQ-San-Body-Text">Staff Number </text:p>
          </table:table-cell>
          <table:table-cell table:style-name="Table1.A1" office:value-type="string">
            <text:p text:style-name="DQ-San-Body-Text">00050414 </text:p>
          </table:table-cell>
        </table:table-row>
        <table:table-row>
          <table:table-cell table:style-name="Table1.A1" office:value-type="string">
            <text:p text:style-name="DQ-San-Body-Text">Date Joined NUS </text:p>
          </table:table-cell>
          <table:table-cell table:style-name="Table1.A1" office:value-type="string">
            <text:p text:style-name="DQ-San-Body-Text">09.07.2014 </text:p>
          </table:table-cell>
        </table:table-row>
        <table:table-row>
          <table:table-cell table:style-name="Table1.A1" office:value-type="string">
            <text:p text:style-name="DQ-San-Body-Text">Faculty  </text:p>
          </table:table-cell>
          <table:table-cell table:style-name="Table1.A1" office:value-type="string">
            <text:p text:style-name="DQ-San-Body-Text">LKYSPP </text:p>
          </table:table-cell>
        </table:table-row>
        <table:table-row>
          <table:table-cell table:style-name="Table1.A1" office:value-type="string">
            <text:p text:style-name="DQ-San-Body-Text">Department </text:p>
          </table:table-cell>
          <table:table-cell table:style-name="Table1.A1" office:value-type="string">
            <text:p text:style-name="DQ-San-Body-Text">LKYSPP </text:p>
          </table:table-cell>
        </table:table-row>
        <table:table-row>
          <table:table-cell table:style-name="Table1.A1" office:value-type="string">
            <text:p text:style-name="DQ-San-Body-Text">Seconded Dept, if applicable </text:p>
          </table:table-cell>
          <table:table-cell table:style-name="Table1.A1" office:value-type="string">
            <text:p text:style-name="DQ-San-Body-Text">  </text:p>
          </table:table-cell>
        </table:table-row>
        <table:table-row>
          <table:table-cell table:style-name="Table1.A1" office:value-type="string">
            <text:p text:style-name="DQ-San-Body-Text">Appointment </text:p>
          </table:table-cell>
          <table:table-cell table:style-name="Table1.A1" office:value-type="string">
            <text:p text:style-name="DQ-San-Body-Text">Executive Professional Staff Gr 3 </text:p>
          </table:table-cell>
        </table:table-row>
        <table:table-row>
          <table:table-cell table:style-name="Table1.A1" office:value-type="string">
            <text:p text:style-name="DQ-San-Body-Text">Functional Title  </text:p>
          </table:table-cell>
          <table:table-cell table:style-name="Table1.A1" office:value-type="string">
            <text:p text:style-name="DQ-San-Body-Text">Associate Director </text:p>
          </table:table-cell>
        </table:table-row>
        <table:table-row>
          <table:table-cell table:style-name="Table1.A1" office:value-type="string">
            <text:p text:style-name="DQ-San-Body-Text">Name of RO </text:p>
          </table:table-cell>
          <table:table-cell table:style-name="Table1.A1" office:value-type="string">
            <text:p text:style-name="DQ-San-Body-Text">Danny Quah </text:p>
          </table:table-cell>
        </table:table-row>
        <table:table-row>
          <table:table-cell table:style-name="Table1.A1" office:value-type="string">
            <text:p text:style-name="DQ-San-Body-Text">Name of CO </text:p>
          </table:table-cell>
          <table:table-cell table:style-name="Table1.A1" office:value-type="string">
            <text:p text:style-name="DQ-San-Body-Text">Danny Quah  </text:p>
          </table:table-cell>
        </table:table-row>
        <table:table-row>
          <table:table-cell table:style-name="Table1.A1" office:value-type="string">
            <text:p text:style-name="DQ-San-Body-Text">Review Period </text:p>
          </table:table-cell>
          <table:table-cell table:style-name="Table1.A1" office:value-type="string">
            <text:p text:style-name="DQ-San-Body-Text">01.01.2019 to 31.12.2019 </text:p>
          </table:table-cell>
        </table:table-row>
      </table:table>
      <text:p text:style-name="DQ-San-Body-Text">  </text:p>
      <text:section text:style-name="Sect1" text:name="{31aea501-4b2d-46f8-9fc4-bbc9013013ab}{89}">
        <text:p text:style-name="DQ-San-Body-Text"/>
      </text:section>
      <table:table table:name="Table2" table:style-name="Table2">
        <table:table-column table:style-name="Table2.A"/>
        <table:table-column table:style-name="Table2.B"/>
        <table:table-row>
          <table:table-cell table:style-name="Table2.A1" office:value-type="string">
            <text:p text:style-name="DQ-San-Body-Text">KRA 1 </text:p>
          </table:table-cell>
          <table:table-cell table:style-name="Table2.A1" office:value-type="string">
            <text:p text:style-name="DQ-San-Body-Text">Manage Strategic Development and School-wide Strategic Projects </text:p>
            <text:p text:style-name="DQ-San-Body-Text">  </text:p>
          </table:table-cell>
        </table:table-row>
        <table:table-row>
          <table:table-cell table:style-name="Table2.A1" office:value-type="string">
            <text:p text:style-name="DQ-San-Body-Text">Objectives/KPIs </text:p>
          </table:table-cell>
          <table:table-cell table:style-name="Table2.A1" office:value-type="string">
            <text:list xml:id="list3619265338" text:style-name="L1">
              <text:list-item>
                <text:p text:style-name="P3">Prepare the School’s work plan for submission to Provost’s Office. </text:p>
              </text:list-item>
              <text:list-item>
                <text:p text:style-name="P3">Assist Dean in preparing updates regarding the School’s strategic directions to key stakeholders including NUS BOT, NUS Deans’ meeting, Governing Board, and MOE. </text:p>
              </text:list-item>
              <text:list-item>
                <text:p text:style-name="P3">Work with Dean, MC, and HODs in the formulation and implementation of the School’s key initiatives. SP’s main role is to facilitate the alignment between the School’s strategic direction and the departmental work plans. This will be done through School-wide projects such as: 1) scenario planning exercise; 2) facilitation of departmental retreats; and 3) work plan communication sessions. </text:p>
              </text:list-item>
            </text:list>
            <text:p text:style-name="DQ-San-Body-Text">  </text:p>
          </table:table-cell>
        </table:table-row>
        <table:table-row>
          <table:table-cell table:style-name="Table2.A1" office:value-type="string">
            <text:p text:style-name="DQ-San-Body-Text">KRA 2 </text:p>
          </table:table-cell>
          <table:table-cell table:style-name="Table2.A1" office:value-type="string">
            <text:p text:style-name="DQ-San-Body-Text">Manage the Corporate Governance Function </text:p>
            <text:p text:style-name="DQ-San-Body-Text">  </text:p>
          </table:table-cell>
        </table:table-row>
        <table:table-row>
          <table:table-cell table:style-name="Table2.A1" office:value-type="string">
            <text:p text:style-name="DQ-San-Body-Text">Objectives/KPIs </text:p>
          </table:table-cell>
          <table:table-cell table:style-name="Table2.A1" office:value-type="string">
            <text:list xml:id="list1291929532" text:style-name="L2">
              <text:list-item>
                <text:p text:style-name="P4">Provide staffing and manage communication with ESM’s Office. </text:p>
              </text:list-item>
              <text:list-item>
                <text:p text:style-name="P4">Manage the Governing Board appointment process. </text:p>
              </text:list-item>
              <text:list-item>
                <text:p text:style-name="P4">Manage queries from MOE and NUS BOT regarding the School’s Charter and Governing Board matters. </text:p>
              </text:list-item>
            </text:list>
            <text:p text:style-name="DQ-San-Body-Text">  </text:p>
          </table:table-cell>
        </table:table-row>
        <table:table-row>
          <table:table-cell table:style-name="Table2.A1" office:value-type="string">
            <text:p text:style-name="DQ-San-Body-Text">KRA 3 </text:p>
          </table:table-cell>
          <table:table-cell table:style-name="Table2.A1" office:value-type="string">
            <text:p text:style-name="DQ-San-Body-Text">Manage Secretariats to Key Decision Making Platforms </text:p>
            <text:p text:style-name="DQ-San-Body-Text">  </text:p>
          </table:table-cell>
        </table:table-row>
        <table:table-row>
          <table:table-cell table:style-name="Table2.A1" office:value-type="string">
            <text:p text:style-name="DQ-San-Body-Text">Objectives/<text:soft-page-break/>KPIs </text:p>
          </table:table-cell>
          <table:table-cell table:style-name="Table2.A1" office:value-type="string">
            <text:list xml:id="list3270680225" text:style-name="L3">
              <text:list-item>
                <text:p text:style-name="P5">Manage the secretariat of key decision-making platforms of the School: (1) Governing <text:soft-page-break/>Board meetings; (2) Chairman-MC meetings; (3) MC meetings; and (4) SMM meetings </text:p>
              </text:list-item>
              <text:list-item>
                <text:p text:style-name="P5">The Secretariat function include: curation of agenda and ensure proper follow-ups of matters arising from the meetings.  </text:p>
              </text:list-item>
              <text:list-item>
                <text:p text:style-name="P5">Manage the depository of all GB, Chairman-MC, MC, and SMM related documents to ensure consistency and build institutional memory.  </text:p>
                <text:p text:style-name="P5">  </text:p>
              </text:list-item>
            </text:list>
          </table:table-cell>
        </table:table-row>
        <table:table-row>
          <table:table-cell table:style-name="Table2.A1" office:value-type="string">
            <text:p text:style-name="DQ-San-Body-Text">KRA 4 </text:p>
          </table:table-cell>
          <table:table-cell table:style-name="Table2.A1" office:value-type="string">
            <text:p text:style-name="DQ-San-Body-Text">Manage Legal Advisory and Contract Management Function </text:p>
            <text:p text:style-name="DQ-San-Body-Text">  </text:p>
          </table:table-cell>
        </table:table-row>
        <table:table-row>
          <table:table-cell table:style-name="Table2.A1" office:value-type="string">
            <text:p text:style-name="DQ-San-Body-Text">Objectives/KPIs </text:p>
          </table:table-cell>
          <table:table-cell table:style-name="Table2.A1" office:value-type="string">
            <text:list xml:id="list1599934984" text:style-name="L4">
              <text:list-item>
                <text:p text:style-name="P6">Provide precursory legal advice to the School in consultation with NUS Office of Legal Affairs. </text:p>
              </text:list-item>
              <text:list-item>
                <text:p text:style-name="P6">Standardise of contract workflow and SOPs in the School. </text:p>
              </text:list-item>
              <text:list-item>
                <text:p text:style-name="P6">Strengthen legal capacity by conducting legal training and workshops for all departments. </text:p>
                <text:p text:style-name="P6">  </text:p>
              </text:list-item>
            </text:list>
          </table:table-cell>
        </table:table-row>
        <table:table-row>
          <table:table-cell table:style-name="Table2.A1" office:value-type="string">
            <text:p text:style-name="DQ-San-Body-Text">KRA 5 </text:p>
          </table:table-cell>
          <table:table-cell table:style-name="Table2.A1" office:value-type="string">
            <text:p text:style-name="DQ-San-Body-Text">Manage the Enterprise Risk Management Function </text:p>
            <text:p text:style-name="DQ-San-Body-Text">  </text:p>
          </table:table-cell>
        </table:table-row>
        <table:table-row>
          <table:table-cell table:style-name="Table2.A1" office:value-type="string">
            <text:p text:style-name="DQ-San-Body-Text">Objectives/KPIs </text:p>
          </table:table-cell>
          <table:table-cell table:style-name="Table2.A1" office:value-type="string">
            <text:list xml:id="list760952556" text:style-name="L5">
              <text:list-item>
                <text:p text:style-name="P7">Establish and implement enterprise risk management framework in the School.  </text:p>
              </text:list-item>
              <text:list-item>
                <text:p text:style-name="P7">Build staff capability in risk management by conducting risk management trainings and workshops. </text:p>
              </text:list-item>
              <text:list-item>
                <text:p text:style-name="P7">Inculcate risk culture in the School by ensuring constant engagement with NUS Office of Risk Management and all LKYSPP departments. </text:p>
                <text:p text:style-name="P7">  </text:p>
              </text:list-item>
            </text:list>
          </table:table-cell>
        </table:table-row>
        <table:table-row>
          <table:table-cell table:style-name="Table2.A1" office:value-type="string">
            <text:p text:style-name="DQ-San-Body-Text">KRA 6 </text:p>
          </table:table-cell>
          <table:table-cell table:style-name="Table2.A1" office:value-type="string">
            <text:p text:style-name="DQ-San-Body-Text">Manage the Internal Audit Function  </text:p>
            <text:p text:style-name="DQ-San-Body-Text">  </text:p>
          </table:table-cell>
        </table:table-row>
        <table:table-row>
          <table:table-cell table:style-name="Table2.A1" office:value-type="string">
            <text:p text:style-name="DQ-San-Body-Text">  </text:p>
          </table:table-cell>
          <table:table-cell table:style-name="Table2.A1" office:value-type="string">
            <text:list xml:id="list4088449014" text:style-name="L6">
              <text:list-item>
                <text:p text:style-name="P8">Manage the Internal Audit exercise in consultation with NUS Office of Internal Audit. </text:p>
              </text:list-item>
              <text:list-item>
                <text:p text:style-name="P8">Review the scope and timeline of ad-hoc internal audits (for the scope which are not carried out by NUS Office of Internal Audit). </text:p>
              </text:list-item>
              <text:list-item>
                <text:p text:style-name="P8">Provide regular updates on Internal Audit to NUS Audit Committee, Finance Committee, and Governing Board meetings. </text:p>
              </text:list-item>
            </text:list>
            <text:p text:style-name="DQ-San-Body-Text">  </text:p>
          </table:table-cell>
        </table:table-row>
        <table:table-row>
          <table:table-cell table:style-name="Table2.A1" office:value-type="string">
            <text:p text:style-name="DQ-San-Body-Text">KRA 7 </text:p>
          </table:table-cell>
          <table:table-cell table:style-name="Table2.A1" office:value-type="string">
            <text:p text:style-name="DQ-San-Body-Text">Institutionalise the School’s Knowledge Management </text:p>
            <text:p text:style-name="DQ-San-Body-Text">  </text:p>
          </table:table-cell>
        </table:table-row>
        <table:table-row>
          <table:table-cell table:style-name="Table2.A1" office:value-type="string">
            <text:p text:style-name="DQ-San-Body-Text">Objectives/KPIs </text:p>
          </table:table-cell>
          <table:table-cell table:style-name="Table2.A1" office:value-type="string">
            <text:list xml:id="list323349768" text:style-name="L7">
              <text:list-item>
                <text:p text:style-name="P9">Institutionalise corporate memory and information dissemination.  </text:p>
              </text:list-item>
              <text:list-item>
                <text:p text:style-name="P9">Ensure consistency of the School’s corporate slides and messaging.  </text:p>
              </text:list-item>
              <text:list-item>
                <text:p text:style-name="P9">Manage the depository of the slides presented by Dean to NUS BOT, MOE, NUS Deans’ meeting.  </text:p>
                <text:p text:style-name="P9">  </text:p>
              </text:list-item>
            </text:list>
          </table:table-cell>
        </table:table-row>
        <table:table-row>
          <table:table-cell table:style-name="Table2.A1" office:value-type="string">
            <text:p text:style-name="DQ-San-Body-Text">KRA 8 </text:p>
          </table:table-cell>
          <table:table-cell table:style-name="Table2.A1" office:value-type="string">
            <text:p text:style-name="DQ-San-Body-Text">Other Roles and Ad-Hoc Projects  </text:p>
            <text:p text:style-name="DQ-San-Body-Text">  </text:p>
          </table:table-cell>
        </table:table-row>
        <table:table-row>
          <table:table-cell table:style-name="Table2.A1" office:value-type="string">
            <text:p text:style-name="DQ-San-Body-Text">Objectives/KPIs </text:p>
          </table:table-cell>
          <table:table-cell table:style-name="Table2.A1" office:value-type="string">
            <text:list xml:id="list2602407703" text:style-name="L8">
              <text:list-item>
                <text:p text:style-name="P10">To be involved in the School’s Organisational Excellence task force. </text:p>
              </text:list-item>
              <text:list-item>
                <text:p text:style-name="P10">To be involved in the School’s ISO QMS and BCM certifications. </text:p>
              </text:list-item>
              <text:list-item>
                <text:p text:style-name="P10">To be involved in any other projects/initiatives, as required. </text:p>
                <text:p text:style-name="P10">  </text:p>
              </text:list-item>
            </text:list>
          </table:table-cell>
        </table:table-row>
      </table:table>
      <text:p text:style-name="DQ-San-Body-Text"/>
      <text:p text:style-name="P11">(In the event) DQ wanted to discuss</text:p>
      <text:list xml:id="list3507819598" text:style-name="L9">
        <text:list-item>
          <text:p text:style-name="P12"><text:soft-page-break/>Difference from Chivy and Lisa functions in Government Relations</text:p>
        </text:list-item>
        <text:list-item>
          <text:p text:style-name="P12">Ever greater responsibilities in new Senior Management structures</text:p>
        </text:list-item>
        <text:list-item>
          <text:p text:style-name="P12">Knowledge management functions. Repositories of our messaging, both internal and otherwise. Holder of our concepts and terminologies, different from External Affairs imple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ucida Sans1" svg:font-family="'Lucida Sans'" style:font-family-generic="swiss"/>
    <style:font-face style:name="Calibri1" svg:font-family="Calibri" style:font-adornments="Bold" style:font-pitch="variable"/>
    <style:font-face style:name="Gentium Plus" svg:font-family="'Gentium Plus'" style:font-adornments="Regular" style:font-pitch="variable"/>
    <style:font-face style:name="Calibri2" svg:font-family="Calibri"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SG"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SG"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family-generic="swiss" fo:font-size="2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Q-San-Heading-1" style:family="paragraph" style:parent-style-name="Heading_20_1" style:next-style-name="DQ-San-Body-Text" style:default-outline-level="" style:list-style-name="">
      <style:paragraph-properties style:writing-mode="page"/>
      <style:text-properties style:font-name="Calibri2" fo:font-family="Calibri" style:font-style-name="Regular" style:font-family-generic="swiss" style:font-pitch="variable" fo:font-size="24pt" style:font-size-asian="10.5pt"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alibri1" fo:font-family="Calibri" style:font-style-name="Bold" style:font-pitch="variable" fo:font-size="130%" fo:font-weight="bold" style:font-size-asian="130%" style:font-weight-asian="bold" style:font-size-complex="130%" style:font-weight-complex="bold"/>
    </style:style>
    <style:style style:name="DQ-San-Body-Text" style:family="paragraph" style:parent-style-name="Standard">
      <style:text-properties style:font-name="Calibri2" fo:font-family="Calibri" style:font-style-name="Regular" style:font-family-generic="swiss" style:font-pitch="variable" style:font-size-asian="10.5pt"/>
    </style:style>
    <style:style style:name="DQ-San-Para-1" style:family="paragraph" style:parent-style-name="DQ-San-Body-Text">
      <style:paragraph-properties fo:margin-top="0cm" fo:margin-bottom="0.423cm" loext:contextual-spacing="false"/>
      <style:text-properties style:font-size-asian="10.5pt"/>
    </style:style>
    <style:style style:name="DQ-San-Doc-Stamp" style:family="paragraph" style:parent-style-name="DQ-San-Para-1">
      <loext:graphic-properties draw:fill="solid" draw:fill-color="#ffffff"/>
      <style:paragraph-properties fo:margin-top="0cm" fo:margin-bottom="0cm" loext:contextual-spacing="false" fo:background-color="#ffffff" style:writing-mode="page">
        <style:tab-stops/>
      </style:paragraph-properties>
      <style:text-properties fo:color="#999999" fo:font-size="10pt" style:font-size-asian="10.5pt"/>
    </style:style>
    <style:style style:name="DQ-San-Heading-2" style:family="paragraph" style:parent-style-name="DQ-San-Heading-1">
      <style:paragraph-properties style:writing-mode="page"/>
      <style:text-properties fo:font-size="18pt" style:font-size-asian="10.5pt"/>
    </style:style>
    <style:style style:name="DQ-Items-Numbered-1" style:family="paragraph" style:parent-style-name="Numbering_20_1">
      <style:paragraph-properties fo:margin-left="0.96cm" fo:margin-right="0cm" fo:margin-top="0cm" fo:margin-bottom="0cm" loext:contextual-spacing="false" fo:line-height="100%" fo:text-indent="-0.64cm" style:auto-text-indent="false" style:writing-mode="page">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DQ-Ser-Body-Text" style:family="paragraph" style:parent-style-name="DQ-San-Body-Text">
      <style:paragraph-properties style:writing-mode="page"/>
      <style:text-properties style:font-name="Gentium Plus" fo:font-family="'Gentium Plus'" style:font-style-name="Regular" style:font-pitch="variable" style:font-size-asian="10.5pt"/>
    </style:style>
    <style:style style:name="DQ-Ser-Para-1" style:family="paragraph" style:parent-style-name="DQ-Ser-Body-Text">
      <style:paragraph-properties fo:margin-top="0cm" fo:margin-bottom="0.4cm" loext:contextual-spacing="false" style:writing-mode="pag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Q-San-Footer-1" style:family="paragraph" style:parent-style-name="Horizontal_20_Lin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Q-San-Doc-Stamp">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footer>
        <text:p text:style-name="DQ-San-Footer-1"/>
        <text:p text:style-name="MP1"><text:page-number text:select-page="current">3</text:page-number></text:p>
      </style:footer>
      <style:footer-first>
        <text:p text:style-name="Horizontal_20_Line"/>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59:16.887332976</meta:creation-date>
    <dc:title>DQ-1tDefault</dc:title>
    <meta:editing-duration>PT17M18S</meta:editing-duration>
    <meta:editing-cycles>6</meta:editing-cycles>
    <meta:generator>LibreOffice/6.0.7.3$Linux_X86_64 LibreOffice_project/00m0$Build-3</meta:generator>
    <meta:initial-creator>Danny Quah</meta:initial-creator>
    <dc:date>2019-03-15T21:01:38.493368782</dc:date>
    <dc:creator>Danny Quah</dc:creator>
    <meta:document-statistic meta:table-count="2" meta:image-count="0" meta:object-count="0" meta:page-count="3" meta:paragraph-count="100" meta:word-count="581" meta:character-count="4016" meta:non-whitespace-character-count="3419"/>
    <meta:template xlink:type="simple" xlink:actuate="onRequest" xlink:title="DQ-1tDefault" xlink:href="file:///home/dq/0/Scene/1/db/Config/libreoffice/4/user/template/DQ-1tDefault.ott" meta:date="2019-03-12T18:59:16.497162136"/>
  </office:meta>
</office:document-meta>
</file>